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57.45mm"/>
    </style:style>
    <style:style style:name="co6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61">
      <style:table-cell-properties fo:background-color="#fff200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6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27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9pt" style:font-size-asian="9pt" style:font-size-complex="9pt"/>
    </style:style>
    <style:style style:name="ce40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41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</style:style>
    <style:style style:name="ce43" style:family="table-cell" style:parent-style-name="Default" style:data-style-name="N61">
      <style:table-cell-properties fo:background-color="#fff200"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5"/>
        <table:table-column table:style-name="co3" table:default-cell-style-name="ce41"/>
        <table:table-column table:style-name="co3" table:default-cell-style-name="ce35"/>
        <table:table-column table:style-name="co4" table:default-cell-style-name="ce41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4" table:default-cell-style-name="Default"/>
        <table:table-row table:style-name="ro1">
          <table:table-cell table:style-name="ce33" office:value-type="string" calcext:value-type="string">
            <text:p>SENO</text:p>
          </table:table-cell>
          <table:table-cell table:style-name="ce33" office:value-type="string" calcext:value-type="string">
            <text:p>Mejor semilla 500</text:p>
          </table:table-cell>
          <table:table-cell table:style-name="ce33"/>
          <table:table-cell table:style-name="ce39"/>
          <table:table-cell table:style-name="ce33"/>
          <table:table-cell table:style-name="ce44" table:number-columns-repeated="2"/>
          <table:table-cell table:style-name="ce47"/>
          <table:table-cell table:style-name="ce33" office:value-type="string" calcext:value-type="string">
            <text:p>QUAKE</text:p>
          </table:table-cell>
          <table:table-cell table:style-name="ce33" office:value-type="string" calcext:value-type="string">
            <text:p>Mejor semilla: 300</text:p>
          </table:table-cell>
          <table:table-cell table:style-name="ce33"/>
          <table:table-cell table:style-name="ce39"/>
          <table:table-cell table:style-name="ce33"/>
          <table:table-cell table:style-name="ce44" table:number-columns-repeated="2"/>
          <table:table-cell table:style-name="ce47" table:number-columns-repeated="1009"/>
        </table:table-row>
        <table:table-row table:style-name="ro2">
          <table:table-cell table:style-name="ce34" office:value-type="string" calcext:value-type="string">
            <text:p>CONFIGURACIÓN</text:p>
          </table:table-cell>
          <table:table-cell table:style-name="ce34" office:value-type="string" calcext:value-type="string">
            <text:p>CAPAS OCULTAS</text:p>
          </table:table-cell>
          <table:table-cell table:style-name="ce34" office:value-type="string" calcext:value-type="string">
            <text:p>NEURONAS</text:p>
          </table:table-cell>
          <table:table-cell table:style-name="ce40" office:value-type="string" calcext:value-type="string">
            <text:p><text:span text:style-name="T1">MEDIA </text:span></text:p>
            <text:p><text:span text:style-name="T1">TRAIN</text:span></text:p>
          </table:table-cell>
          <table:table-cell table:style-name="ce34" office:value-type="string" calcext:value-type="string">
            <text:p>DESVIACIÓN</text:p>
            <text:p>TÍPICA TRAIN</text:p>
          </table:table-cell>
          <table:table-cell table:style-name="ce45" office:value-type="string" calcext:value-type="string">
            <text:p><text:span text:style-name="T1">MEDIA </text:span></text:p>
            <text:p><text:span text:style-name="T1">TEST</text:span></text:p>
          </table:table-cell>
          <table:table-cell table:style-name="ce45" office:value-type="string" calcext:value-type="string">
            <text:p><text:span text:style-name="T1">DESVIACIÓN</text:span></text:p>
            <text:p><text:span text:style-name="T1">TÍPICA TEST</text:span></text:p>
          </table:table-cell>
          <table:table-cell/>
          <table:table-cell table:style-name="ce34" office:value-type="string" calcext:value-type="string">
            <text:p>CONFIGURACIÓN</text:p>
          </table:table-cell>
          <table:table-cell table:style-name="ce34" office:value-type="string" calcext:value-type="string">
            <text:p>CAPAS OCULTAS</text:p>
          </table:table-cell>
          <table:table-cell table:style-name="ce34" office:value-type="string" calcext:value-type="string">
            <text:p>NEURONAS</text:p>
          </table:table-cell>
          <table:table-cell table:style-name="ce40" office:value-type="string" calcext:value-type="string">
            <text:p><text:span text:style-name="T1">MEDIA </text:span></text:p>
            <text:p><text:span text:style-name="T1">TRAIN</text:span></text:p>
          </table:table-cell>
          <table:table-cell table:style-name="ce34" office:value-type="string" calcext:value-type="string">
            <text:p>DESVIACIÓN</text:p>
            <text:p>TÍPICA TRAIN</text:p>
          </table:table-cell>
          <table:table-cell table:style-name="ce45" office:value-type="string" calcext:value-type="string">
            <text:p><text:span text:style-name="T1">MEDIA </text:span></text:p>
            <text:p><text:span text:style-name="T1">TEST</text:span></text:p>
          </table:table-cell>
          <table:table-cell table:style-name="ce45" office:value-type="string" calcext:value-type="string">
            <text:p><text:span text:style-name="T1">DESVIACIÓN</text:span></text:p>
            <text:p><text:span text:style-name="T1">TÍPICA TEST</text:span>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99495" calcext:value-type="float">
            <text:p>0,0299495</text:p>
          </table:table-cell>
          <table:table-cell office:value-type="float" office:value="0.0000739" calcext:value-type="float">
            <text:p>7,39E-05</text:p>
          </table:table-cell>
          <table:table-cell office:value-type="float" office:value="0.0360393" calcext:value-type="float">
            <text:p>0,0360393</text:p>
          </table:table-cell>
          <table:table-cell office:value-type="float" office:value="0.0000538" calcext:value-type="float">
            <text:p>5,38E-05</text:p>
          </table:table-cell>
          <table:table-cell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0.0301907" calcext:value-type="float">
            <text:p>0,0301907</text:p>
          </table:table-cell>
          <table:table-cell table:style-name="ce41" office:value-type="float" office:value="0.00000827" calcext:value-type="float">
            <text:p>8,27E-06</text:p>
          </table:table-cell>
          <table:table-cell table:style-name="ce35" office:value-type="float" office:value="0.0273008" calcext:value-type="float">
            <text:p>0,0273008</text:p>
          </table:table-cell>
          <table:table-cell table:style-name="ce41" office:value-type="float" office:value="0.0000196" calcext:value-type="float">
            <text:p>1,96E-0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95685" calcext:value-type="float">
            <text:p>0,0295685</text:p>
          </table:table-cell>
          <table:table-cell table:style-name="ce35" office:value-type="float" office:value="0.000743823" calcext:value-type="float">
            <text:p>0,000743823</text:p>
          </table:table-cell>
          <table:table-cell office:value-type="float" office:value="0.0358969" calcext:value-type="float">
            <text:p>0,0358969</text:p>
          </table:table-cell>
          <table:table-cell table:style-name="ce35" office:value-type="float" office:value="0.000376811" calcext:value-type="float">
            <text:p>0,000376811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.0300555" calcext:value-type="float">
            <text:p>0,0300555</text:p>
          </table:table-cell>
          <table:table-cell table:style-name="ce35" office:value-type="float" office:value="0.00019434" calcext:value-type="float">
            <text:p>0,00019434</text:p>
          </table:table-cell>
          <table:table-cell table:style-name="ce35" office:value-type="float" office:value="0.0271648" calcext:value-type="float">
            <text:p>0,0271648</text:p>
          </table:table-cell>
          <table:table-cell table:style-name="ce35" office:value-type="float" office:value="0.000187718" calcext:value-type="float">
            <text:p>0,000187718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92259" calcext:value-type="float">
            <text:p>0,292259</text:p>
          </table:table-cell>
          <table:table-cell table:style-name="ce35" office:value-type="float" office:value="0.000734093" calcext:value-type="float">
            <text:p>0,000734093</text:p>
          </table:table-cell>
          <table:table-cell office:value-type="float" office:value="0.0358494" calcext:value-type="float">
            <text:p>0,0358494</text:p>
          </table:table-cell>
          <table:table-cell table:style-name="ce35" office:value-type="float" office:value="0.00111392" calcext:value-type="float">
            <text:p>0,00111392</text:p>
          </table:table-cell>
          <table:table-cell/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0.0298041" calcext:value-type="float">
            <text:p>0,0298041</text:p>
          </table:table-cell>
          <table:table-cell table:style-name="ce35" office:value-type="float" office:value="0.000156546" calcext:value-type="float">
            <text:p>0,000156546</text:p>
          </table:table-cell>
          <table:table-cell table:style-name="ce35" office:value-type="float" office:value="0.0269867" calcext:value-type="float">
            <text:p>0,0269867</text:p>
          </table:table-cell>
          <table:table-cell table:style-name="ce35" office:value-type="float" office:value="0.000118497" calcext:value-type="float">
            <text:p>0,000118497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284483" calcext:value-type="float">
            <text:p>0,0284483</text:p>
          </table:table-cell>
          <table:table-cell office:value-type="float" office:value="0.000234669" calcext:value-type="float">
            <text:p>2,35E-04</text:p>
          </table:table-cell>
          <table:table-cell office:value-type="float" office:value="0.0346922" calcext:value-type="float">
            <text:p>0,0346922</text:p>
          </table:table-cell>
          <table:table-cell office:value-type="float" office:value="0.000441522" calcext:value-type="float">
            <text:p>4,42E-04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0.029611" calcext:value-type="float">
            <text:p>0,029611</text:p>
          </table:table-cell>
          <table:table-cell table:style-name="ce41" office:value-type="float" office:value="0.0000717" calcext:value-type="float">
            <text:p>7,17E-05</text:p>
          </table:table-cell>
          <table:table-cell table:style-name="ce35" office:value-type="float" office:value="0.0270089" calcext:value-type="float">
            <text:p>0,0270089</text:p>
          </table:table-cell>
          <table:table-cell table:style-name="ce41" office:value-type="float" office:value="0.0000442" calcext:value-type="float">
            <text:p>4,42E-05</text:p>
          </table:table-cell>
          <table:table-cell table:number-columns-repeated="1009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0.0274373" calcext:value-type="float">
            <text:p>0,0274373</text:p>
          </table:table-cell>
          <table:table-cell table:style-name="ce42" office:value-type="float" office:value="0.000121956" calcext:value-type="float">
            <text:p>1,22E-04</text:p>
          </table:table-cell>
          <table:table-cell table:style-name="ce36" office:value-type="float" office:value="0.0344361" calcext:value-type="float">
            <text:p>0,0344361</text:p>
          </table:table-cell>
          <table:table-cell table:style-name="ce46" office:value-type="float" office:value="0.000382739" calcext:value-type="float">
            <text:p>3,83E-04</text:p>
          </table:table-cell>
          <table:table-cell/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0.0295814" calcext:value-type="float">
            <text:p>0,0295814</text:p>
          </table:table-cell>
          <table:table-cell table:style-name="ce42" office:value-type="float" office:value="0.0000316" calcext:value-type="float">
            <text:p>3,16E-05</text:p>
          </table:table-cell>
          <table:table-cell table:style-name="ce36" office:value-type="float" office:value="0.0270213" calcext:value-type="float">
            <text:p>0,0270213</text:p>
          </table:table-cell>
          <table:table-cell table:style-name="ce42" office:value-type="float" office:value="0.0000404" calcext:value-type="float">
            <text:p>4,04E-05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298564" calcext:value-type="float">
            <text:p>0,0298564</text:p>
          </table:table-cell>
          <table:table-cell office:value-type="float" office:value="0.000654513" calcext:value-type="float">
            <text:p>6,55E-04</text:p>
          </table:table-cell>
          <table:table-cell office:value-type="float" office:value="0.0388174" calcext:value-type="float">
            <text:p>0,0388174</text:p>
          </table:table-cell>
          <table:table-cell office:value-type="float" office:value="0.000998433" calcext:value-type="float">
            <text:p>9,98E-04</text:p>
          </table:table-cell>
          <table:table-cell/>
          <table:table-cell table:style-name="ce35" office:value-type="float" office:value="6" calcext:value-type="float">
            <text:p>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0.0296058" calcext:value-type="float">
            <text:p>0,0296058</text:p>
          </table:table-cell>
          <table:table-cell table:style-name="ce41" office:value-type="float" office:value="0.000086" calcext:value-type="float">
            <text:p>8,60E-05</text:p>
          </table:table-cell>
          <table:table-cell table:style-name="ce35" office:value-type="float" office:value="0.0270785" calcext:value-type="float">
            <text:p>0,0270785</text:p>
          </table:table-cell>
          <table:table-cell table:style-name="ce41" office:value-type="float" office:value="0.0000236" calcext:value-type="float">
            <text:p>2,36E-0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299505" calcext:value-type="float">
            <text:p>0,0299505</text:p>
          </table:table-cell>
          <table:table-cell office:value-type="float" office:value="0.0000731" calcext:value-type="float">
            <text:p>7,31E-05</text:p>
          </table:table-cell>
          <table:table-cell office:value-type="float" office:value="0.0360235" calcext:value-type="float">
            <text:p>0,0360235</text:p>
          </table:table-cell>
          <table:table-cell office:value-type="float" office:value="0.000106787" calcext:value-type="float">
            <text:p>1,07E-04</text:p>
          </table:table-cell>
          <table:table-cell/>
          <table:table-cell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0.0302305" calcext:value-type="float">
            <text:p>0,0302305</text:p>
          </table:table-cell>
          <table:table-cell table:style-name="ce41" office:value-type="float" office:value="0.0000729" calcext:value-type="float">
            <text:p>7,29E-05</text:p>
          </table:table-cell>
          <table:table-cell table:style-name="ce35" office:value-type="float" office:value="0.0273493" calcext:value-type="float">
            <text:p>0,0273493</text:p>
          </table:table-cell>
          <table:table-cell table:style-name="ce41" office:value-type="float" office:value="0.0000794" calcext:value-type="float">
            <text:p>7,94E-05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30055" calcext:value-type="float">
            <text:p>0,030055</text:p>
          </table:table-cell>
          <table:table-cell office:value-type="float" office:value="0.0000851" calcext:value-type="float">
            <text:p>8,51E-05</text:p>
          </table:table-cell>
          <table:table-cell office:value-type="float" office:value="0.0360876" calcext:value-type="float">
            <text:p>0,0360876</text:p>
          </table:table-cell>
          <table:table-cell office:value-type="float" office:value="0.0000456" calcext:value-type="float">
            <text:p>4,56E-05</text:p>
          </table:table-cell>
          <table:table-cell/>
          <table:table-cell table:style-name="ce35" office:value-type="float" office:value="8" calcext:value-type="float">
            <text:p>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0.0301866" calcext:value-type="float">
            <text:p>0,0301866</text:p>
          </table:table-cell>
          <table:table-cell table:style-name="ce41" office:value-type="float" office:value="0.00000803" calcext:value-type="float">
            <text:p>8,03E-06</text:p>
          </table:table-cell>
          <table:table-cell table:style-name="ce35" office:value-type="float" office:value="0.0272956" calcext:value-type="float">
            <text:p>0,0272956</text:p>
          </table:table-cell>
          <table:table-cell table:style-name="ce41" office:value-type="float" office:value="0.000016" calcext:value-type="float">
            <text:p>1,60E-05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303572" calcext:value-type="float">
            <text:p>0,0303572</text:p>
          </table:table-cell>
          <table:table-cell table:style-name="ce35" office:value-type="float" office:value="0.000211651" calcext:value-type="float">
            <text:p>0,000211651</text:p>
          </table:table-cell>
          <table:table-cell office:value-type="float" office:value="0.0361074" calcext:value-type="float">
            <text:p>0,0361074</text:p>
          </table:table-cell>
          <table:table-cell office:value-type="float" office:value="0.0000673" calcext:value-type="float">
            <text:p>6,73E-05</text:p>
          </table:table-cell>
          <table:table-cell/>
          <table:table-cell table:style-name="ce35" office:value-type="float" office:value="9" calcext:value-type="float">
            <text:p>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0.0299764" calcext:value-type="float">
            <text:p>0,0299764</text:p>
          </table:table-cell>
          <table:table-cell table:style-name="ce35" office:value-type="float" office:value="0.000276519" calcext:value-type="float">
            <text:p>0,000276519</text:p>
          </table:table-cell>
          <table:table-cell table:style-name="ce35" office:value-type="float" office:value="0.0271084" calcext:value-type="float">
            <text:p>0,0271084</text:p>
          </table:table-cell>
          <table:table-cell table:style-name="ce41" office:value-type="float" office:value="0.000244" calcext:value-type="float">
            <text:p>2,44E-04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298206" calcext:value-type="float">
            <text:p>0,0298206</text:p>
          </table:table-cell>
          <table:table-cell table:style-name="ce35" office:value-type="float" office:value="0.000291519" calcext:value-type="float">
            <text:p>0,000291519</text:p>
          </table:table-cell>
          <table:table-cell office:value-type="float" office:value="0.0365801" calcext:value-type="float">
            <text:p>0,0365801</text:p>
          </table:table-cell>
          <table:table-cell table:style-name="ce35" office:value-type="float" office:value="0.000213423" calcext:value-type="float">
            <text:p>0,000213423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0.0298851" calcext:value-type="float">
            <text:p>0,0298851</text:p>
          </table:table-cell>
          <table:table-cell table:style-name="ce35" office:value-type="float" office:value="0.000196431" calcext:value-type="float">
            <text:p>0,000196431</text:p>
          </table:table-cell>
          <table:table-cell table:style-name="ce35" office:value-type="float" office:value="0.027011" calcext:value-type="float">
            <text:p>0,027011</text:p>
          </table:table-cell>
          <table:table-cell table:style-name="ce35" office:value-type="float" office:value="0.000177078" calcext:value-type="float">
            <text:p>0,000177078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98124" calcext:value-type="float">
            <text:p>0,298124</text:p>
          </table:table-cell>
          <table:table-cell office:value-type="float" office:value="0.00319" calcext:value-type="float">
            <text:p>3,19E-03</text:p>
          </table:table-cell>
          <table:table-cell office:value-type="float" office:value="0.0305339" calcext:value-type="float">
            <text:p>0,0305339</text:p>
          </table:table-cell>
          <table:table-cell office:value-type="float" office:value="0.00306" calcext:value-type="float">
            <text:p>3,06E-03</text:p>
          </table:table-cell>
          <table:table-cell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0.0300378" calcext:value-type="float">
            <text:p>0,0300378</text:p>
          </table:table-cell>
          <table:table-cell table:style-name="ce41" office:value-type="float" office:value="0.000257" calcext:value-type="float">
            <text:p>2,57E-04</text:p>
          </table:table-cell>
          <table:table-cell table:style-name="ce35" office:value-type="float" office:value="0.0272067" calcext:value-type="float">
            <text:p>0,0272067</text:p>
          </table:table-cell>
          <table:table-cell table:style-name="ce41" office:value-type="float" office:value="0.0000889" calcext:value-type="float">
            <text:p>8,89E-05</text:p>
          </table:table-cell>
          <table:table-cell table:number-columns-repeated="1009"/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0.0153846" calcext:value-type="float">
            <text:p>0,0153846</text:p>
          </table:table-cell>
          <table:table-cell table:style-name="ce43" office:value-type="float" office:value="0.00365" calcext:value-type="float">
            <text:p>3,65E-03</text:p>
          </table:table-cell>
          <table:table-cell table:style-name="ce37" office:value-type="float" office:value="0.0219745" calcext:value-type="float">
            <text:p>0,0219745</text:p>
          </table:table-cell>
          <table:table-cell table:style-name="ce43" office:value-type="float" office:value="0.00368" calcext:value-type="float">
            <text:p>3,68E-03</text:p>
          </table:table-cell>
          <table:table-cell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0.0292315" calcext:value-type="float">
            <text:p>0,0292315</text:p>
          </table:table-cell>
          <table:table-cell table:style-name="ce43" office:value-type="float" office:value="0.0000424" calcext:value-type="float">
            <text:p>4,24E-05</text:p>
          </table:table-cell>
          <table:table-cell table:style-name="ce37" office:value-type="float" office:value="0.027145" calcext:value-type="float">
            <text:p>0,027145</text:p>
          </table:table-cell>
          <table:table-cell table:style-name="ce43" office:value-type="float" office:value="0.0000596" calcext:value-type="float">
            <text:p>5,96E-05</text:p>
          </table:table-cell>
          <table:table-cell table:number-columns-repeated="1009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34" office:value-type="string" calcext:value-type="string">
            <text:p>CONFIGURACIÓN</text:p>
          </table:table-cell>
          <table:table-cell table:style-name="ce34" office:value-type="string" calcext:value-type="string">
            <text:p>CAPAS OCULTAS</text:p>
          </table:table-cell>
          <table:table-cell table:style-name="ce34" office:value-type="string" calcext:value-type="string">
            <text:p>NEURONAS</text:p>
          </table:table-cell>
          <table:table-cell table:style-name="ce40" office:value-type="string" calcext:value-type="string">
            <text:p><text:span text:style-name="T1">MEDIA </text:span></text:p>
            <text:p><text:span text:style-name="T1">TRAIN</text:span></text:p>
          </table:table-cell>
          <table:table-cell table:style-name="ce34" office:value-type="string" calcext:value-type="string">
            <text:p>DESVIACIÓN</text:p>
            <text:p>TÍPICA TRAIN</text:p>
          </table:table-cell>
          <table:table-cell table:style-name="ce45" office:value-type="string" calcext:value-type="string">
            <text:p><text:span text:style-name="T1">MEDIA </text:span></text:p>
            <text:p><text:span text:style-name="T1">TEST</text:span></text:p>
          </table:table-cell>
          <table:table-cell table:style-name="ce45" office:value-type="string" calcext:value-type="string">
            <text:p><text:span text:style-name="T1">DESVIACIÓN</text:span></text:p>
            <text:p><text:span text:style-name="T1">TÍPICA TEST</text:span></text:p>
          </table:table-cell>
          <table:table-cell/>
          <table:table-cell table:style-name="ce34" office:value-type="string" calcext:value-type="string">
            <text:p>CONFIGURACIÓN</text:p>
          </table:table-cell>
          <table:table-cell table:style-name="ce34" office:value-type="string" calcext:value-type="string">
            <text:p>CAPAS OCULTAS</text:p>
          </table:table-cell>
          <table:table-cell table:style-name="ce34" office:value-type="string" calcext:value-type="string">
            <text:p>NEURONAS</text:p>
          </table:table-cell>
          <table:table-cell table:style-name="ce40" office:value-type="string" calcext:value-type="string">
            <text:p><text:span text:style-name="T1">MEDIA </text:span></text:p>
            <text:p><text:span text:style-name="T1">TRAIN</text:span></text:p>
          </table:table-cell>
          <table:table-cell table:style-name="ce34" office:value-type="string" calcext:value-type="string">
            <text:p>DESVIACIÓN</text:p>
            <text:p>TÍPICA TRAIN</text:p>
          </table:table-cell>
          <table:table-cell table:style-name="ce45" office:value-type="string" calcext:value-type="string">
            <text:p><text:span text:style-name="T1">MEDIA </text:span></text:p>
            <text:p><text:span text:style-name="T1">TEST</text:span></text:p>
          </table:table-cell>
          <table:table-cell table:style-name="ce45" office:value-type="string" calcext:value-type="string">
            <text:p><text:span text:style-name="T1">DESVIACIÓN</text:span></text:p>
            <text:p><text:span text:style-name="T1">TÍPICA TEST</text:span></text:p>
          </table:table-cell>
          <table:table-cell table:number-columns-repeated="1009"/>
        </table:table-row>
        <table:table-row table:style-name="ro1">
          <table:table-cell table:style-name="ce36" office:value-type="string" calcext:value-type="string">
            <text:p>N : 100 : 100: k // F=1 // v=0,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.0153846" calcext:value-type="float">
            <text:p>0,0153846</text:p>
          </table:table-cell>
          <table:table-cell table:style-name="ce42" office:value-type="float" office:value="0.00364578" calcext:value-type="float">
            <text:p>3,65E-03</text:p>
          </table:table-cell>
          <table:table-cell table:style-name="ce36" office:value-type="float" office:value="0.0219745" calcext:value-type="float">
            <text:p>0,0219745</text:p>
          </table:table-cell>
          <table:table-cell table:style-name="ce42" office:value-type="float" office:value="0.00368231" calcext:value-type="float">
            <text:p>3,68E-03</text:p>
          </table:table-cell>
          <table:table-cell/>
          <table:table-cell table:style-name="ce36" office:value-type="string" calcext:value-type="string">
            <text:p>N : 100 : 100: k // F=1 // v=0,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.0292315" calcext:value-type="float">
            <text:p>0,0292315</text:p>
          </table:table-cell>
          <table:table-cell table:style-name="ce42" office:value-type="float" office:value="0.0000424216" calcext:value-type="float">
            <text:p>4,24E-05</text:p>
          </table:table-cell>
          <table:table-cell table:style-name="ce36" office:value-type="float" office:value="0.027145" calcext:value-type="float">
            <text:p>0,027145</text:p>
          </table:table-cell>
          <table:table-cell table:style-name="ce42" office:value-type="float" office:value="0.0000596149" calcext:value-type="float">
            <text:p>5,96E-05</text:p>
          </table:table-cell>
          <table:table-cell table:number-columns-repeated="1009"/>
        </table:table-row>
        <table:table-row table:style-name="ro1">
          <table:table-cell table:style-name="ce37" office:value-type="string" calcext:value-type="string">
            <text:p>N : 100 : 100: k // F=1 // v=0,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0.0153846" calcext:value-type="float">
            <text:p>0,0153846</text:p>
          </table:table-cell>
          <table:table-cell table:style-name="ce43" office:value-type="float" office:value="0.00364578" calcext:value-type="float">
            <text:p>3,65E-03</text:p>
          </table:table-cell>
          <table:table-cell table:style-name="ce37" office:value-type="float" office:value="0.0219745" calcext:value-type="float">
            <text:p>0,0219745</text:p>
          </table:table-cell>
          <table:table-cell table:style-name="ce43" office:value-type="float" office:value="0.00368231" calcext:value-type="float">
            <text:p>3,68E-03</text:p>
          </table:table-cell>
          <table:table-cell/>
          <table:table-cell table:style-name="ce37" office:value-type="string" calcext:value-type="string">
            <text:p>N : 100 : 100: k // F=1 // v=0,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0.0292315" calcext:value-type="float">
            <text:p>0,0292315</text:p>
          </table:table-cell>
          <table:table-cell table:style-name="ce43" office:value-type="float" office:value="0.0000424" calcext:value-type="float">
            <text:p>4,24E-05</text:p>
          </table:table-cell>
          <table:table-cell table:style-name="ce37" office:value-type="float" office:value="0.027145" calcext:value-type="float">
            <text:p>0,027145</text:p>
          </table:table-cell>
          <table:table-cell table:style-name="ce43" office:value-type="float" office:value="0.0000596149" calcext:value-type="float">
            <text:p>5,96E-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 : 100 : 100: k // F=1 // v=0,2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office:value-type="float" office:value="0.0153846" calcext:value-type="float">
            <text:p>0,0153846</text:p>
          </table:table-cell>
          <table:table-cell office:value-type="float" office:value="0.00364578" calcext:value-type="float">
            <text:p>3,65E-03</text:p>
          </table:table-cell>
          <table:table-cell office:value-type="float" office:value="0.0219745" calcext:value-type="float">
            <text:p>0,0219745</text:p>
          </table:table-cell>
          <table:table-cell office:value-type="float" office:value="0.00368231" calcext:value-type="float">
            <text:p>3,68E-03</text:p>
          </table:table-cell>
          <table:table-cell/>
          <table:table-cell table:style-name="ce35" office:value-type="string" calcext:value-type="string">
            <text:p>N : 100 : 100: k // F=1 // v=0,2</text:p>
          </table:table-cell>
          <table:table-cell table:style-name="ce35"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table:style-name="ce35" office:value-type="float" office:value="0.0292387" calcext:value-type="float">
            <text:p>0,0292387</text:p>
          </table:table-cell>
          <table:table-cell table:style-name="ce41" office:value-type="float" office:value="0.0000777315" calcext:value-type="float">
            <text:p>7,77E-05</text:p>
          </table:table-cell>
          <table:table-cell table:style-name="ce35" office:value-type="float" office:value="0.0270901" calcext:value-type="float">
            <text:p>0,0270901</text:p>
          </table:table-cell>
          <table:table-cell table:style-name="ce41" office:value-type="float" office:value="0.000054865" calcext:value-type="float">
            <text:p>5,49E-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 : 100 : 100: k // F=2 // v=0,0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office:value-type="float" office:value="0.0284488" calcext:value-type="float">
            <text:p>0,0284488</text:p>
          </table:table-cell>
          <table:table-cell office:value-type="float" office:value="0.000543359" calcext:value-type="float">
            <text:p>5,43E-04</text:p>
          </table:table-cell>
          <table:table-cell office:value-type="float" office:value="0.0371339" calcext:value-type="float">
            <text:p>0,0371339</text:p>
          </table:table-cell>
          <table:table-cell office:value-type="float" office:value="0.00106183" calcext:value-type="float">
            <text:p>1,06E-03</text:p>
          </table:table-cell>
          <table:table-cell/>
          <table:table-cell table:style-name="ce35" office:value-type="string" calcext:value-type="string">
            <text:p>N : 100 : 100: k // F=2 // v=0,0</text:p>
          </table:table-cell>
          <table:table-cell table:style-name="ce35"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table:style-name="ce35" office:value-type="float" office:value="0.0296877" calcext:value-type="float">
            <text:p>0,0296877</text:p>
          </table:table-cell>
          <table:table-cell table:style-name="ce41" office:value-type="float" office:value="0.0000390538" calcext:value-type="float">
            <text:p>3,91E-05</text:p>
          </table:table-cell>
          <table:table-cell table:style-name="ce35" office:value-type="float" office:value="0.0270131" calcext:value-type="float">
            <text:p>0,0270131</text:p>
          </table:table-cell>
          <table:table-cell table:style-name="ce41" office:value-type="float" office:value="0.0000755977" calcext:value-type="float">
            <text:p>7,56E-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 : 100 : 100: k // F=2 // v=0,1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office:value-type="float" office:value="0.0284488" calcext:value-type="float">
            <text:p>0,0284488</text:p>
          </table:table-cell>
          <table:table-cell office:value-type="float" office:value="0.000543359" calcext:value-type="float">
            <text:p>5,43E-04</text:p>
          </table:table-cell>
          <table:table-cell office:value-type="float" office:value="0.0371339" calcext:value-type="float">
            <text:p>0,0371339</text:p>
          </table:table-cell>
          <table:table-cell office:value-type="float" office:value="0.00106183" calcext:value-type="float">
            <text:p>1,06E-03</text:p>
          </table:table-cell>
          <table:table-cell/>
          <table:table-cell table:style-name="ce35" office:value-type="string" calcext:value-type="string">
            <text:p>N : 100 : 100: k // F=2 // v=0,1</text:p>
          </table:table-cell>
          <table:table-cell table:style-name="ce35"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table:style-name="ce35" office:value-type="float" office:value="0.0296958" calcext:value-type="float">
            <text:p>0,0296958</text:p>
          </table:table-cell>
          <table:table-cell table:style-name="ce41" office:value-type="float" office:value="0.0000417138" calcext:value-type="float">
            <text:p>4,17E-05</text:p>
          </table:table-cell>
          <table:table-cell table:style-name="ce35" office:value-type="float" office:value="0.0270138" calcext:value-type="float">
            <text:p>0,0270138</text:p>
          </table:table-cell>
          <table:table-cell table:style-name="ce41" office:value-type="float" office:value="0.0000747349" calcext:value-type="float">
            <text:p>7,47E-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 : 100 : 100: k // F=2 // v=0,2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office:value-type="float" office:value="0.0284488" calcext:value-type="float">
            <text:p>0,0284488</text:p>
          </table:table-cell>
          <table:table-cell office:value-type="float" office:value="0.000543359" calcext:value-type="float">
            <text:p>5,43E-04</text:p>
          </table:table-cell>
          <table:table-cell office:value-type="float" office:value="0.0371339" calcext:value-type="float">
            <text:p>0,0371339</text:p>
          </table:table-cell>
          <table:table-cell office:value-type="float" office:value="0.00106183" calcext:value-type="float">
            <text:p>1,06E-03</text:p>
          </table:table-cell>
          <table:table-cell/>
          <table:table-cell table:style-name="ce35" office:value-type="string" calcext:value-type="string">
            <text:p>N : 100 : 100: k // F=2 // v=0,2</text:p>
          </table:table-cell>
          <table:table-cell table:style-name="ce35"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table:style-name="ce35" office:value-type="float" office:value="0.0296958" calcext:value-type="float">
            <text:p>0,0296958</text:p>
          </table:table-cell>
          <table:table-cell table:style-name="ce41" office:value-type="float" office:value="0.0000417138" calcext:value-type="float">
            <text:p>4,17E-05</text:p>
          </table:table-cell>
          <table:table-cell table:style-name="ce35" office:value-type="float" office:value="0.0270138" calcext:value-type="float">
            <text:p>0,0270138</text:p>
          </table:table-cell>
          <table:table-cell table:style-name="ce41" office:value-type="float" office:value="0.0000747349" calcext:value-type="float">
            <text:p>7,47E-05</text:p>
          </table:table-cell>
          <table:table-cell table:number-columns-repeated="1009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8" office:value-type="string" calcext:value-type="string">
            <text:p>PARKINSON</text:p>
          </table:table-cell>
          <table:table-cell table:style-name="Default" office:value-type="string" calcext:value-type="string">
            <text:p>Mejor semilla 400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ce34" office:value-type="string" calcext:value-type="string">
            <text:p>CONFIGURACIÓN</text:p>
          </table:table-cell>
          <table:table-cell table:style-name="ce34" office:value-type="string" calcext:value-type="string">
            <text:p>CAPAS OCULTAS</text:p>
          </table:table-cell>
          <table:table-cell table:style-name="ce34" office:value-type="string" calcext:value-type="string">
            <text:p>NEURONAS</text:p>
          </table:table-cell>
          <table:table-cell table:style-name="ce40" office:value-type="string" calcext:value-type="string">
            <text:p><text:span text:style-name="T1">MEDIA </text:span></text:p>
            <text:p><text:span text:style-name="T1">TRAIN</text:span></text:p>
          </table:table-cell>
          <table:table-cell table:style-name="ce34" office:value-type="string" calcext:value-type="string">
            <text:p>DESVIACIÓN</text:p>
            <text:p>TÍPICA TRAIN</text:p>
          </table:table-cell>
          <table:table-cell table:style-name="ce45" office:value-type="string" calcext:value-type="string">
            <text:p><text:span text:style-name="T1">MEDIA </text:span></text:p>
            <text:p><text:span text:style-name="T1">TEST</text:span></text:p>
          </table:table-cell>
          <table:table-cell table:style-name="ce45" office:value-type="string" calcext:value-type="string">
            <text:p><text:span text:style-name="T1">DESVIACIÓN</text:span></text:p>
            <text:p><text:span text:style-name="T1">TÍPICA TEST</text:span>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45873" calcext:value-type="float">
            <text:p>0,0345873</text:p>
          </table:table-cell>
          <table:table-cell office:value-type="float" office:value="0.000134777" calcext:value-type="float">
            <text:p>1,35E-04</text:p>
          </table:table-cell>
          <table:table-cell office:value-type="float" office:value="0.371918" calcext:value-type="float">
            <text:p>0,371918</text:p>
          </table:table-cell>
          <table:table-cell office:value-type="float" office:value="0.000137371" calcext:value-type="float">
            <text:p>1,37E-0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238148" calcext:value-type="float">
            <text:p>0,0238148</text:p>
          </table:table-cell>
          <table:table-cell table:style-name="ce35" office:value-type="float" office:value="0.00113647" calcext:value-type="float">
            <text:p>0,00113647</text:p>
          </table:table-cell>
          <table:table-cell office:value-type="float" office:value="0.024135" calcext:value-type="float">
            <text:p>0,024135</text:p>
          </table:table-cell>
          <table:table-cell table:style-name="ce35" office:value-type="float" office:value="0.0011046" calcext:value-type="float">
            <text:p>0,001104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87655" calcext:value-type="float">
            <text:p>0,0187655</text:p>
          </table:table-cell>
          <table:table-cell table:style-name="ce35" office:value-type="float" office:value="0.00073448" calcext:value-type="float">
            <text:p>0,00073448</text:p>
          </table:table-cell>
          <table:table-cell office:value-type="float" office:value="0.0196097" calcext:value-type="float">
            <text:p>0,0196097</text:p>
          </table:table-cell>
          <table:table-cell table:style-name="ce35" office:value-type="float" office:value="0.00106549" calcext:value-type="float">
            <text:p>0,0010654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150333" calcext:value-type="float">
            <text:p>0,0150333</text:p>
          </table:table-cell>
          <table:table-cell table:style-name="ce35" office:value-type="float" office:value="0.0015264" calcext:value-type="float">
            <text:p>0,0015264</text:p>
          </table:table-cell>
          <table:table-cell office:value-type="float" office:value="0.0166003" calcext:value-type="float">
            <text:p>0,0166003</text:p>
          </table:table-cell>
          <table:table-cell table:style-name="ce35" office:value-type="float" office:value="0.00198785" calcext:value-type="float">
            <text:p>0,0019878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1338308" calcext:value-type="float">
            <text:p>0,01338308</text:p>
          </table:table-cell>
          <table:table-cell table:style-name="ce35" office:value-type="float" office:value="0.000828743" calcext:value-type="float">
            <text:p>0,000828743</text:p>
          </table:table-cell>
          <table:table-cell office:value-type="float" office:value="0.0156963" calcext:value-type="float">
            <text:p>0,0156963</text:p>
          </table:table-cell>
          <table:table-cell table:style-name="ce35" office:value-type="float" office:value="0.000953465" calcext:value-type="float">
            <text:p>0,00095346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44086" calcext:value-type="float">
            <text:p>0,0144086</text:p>
          </table:table-cell>
          <table:table-cell table:style-name="ce35" office:value-type="float" office:value="0.000733413" calcext:value-type="float">
            <text:p>0,000733413</text:p>
          </table:table-cell>
          <table:table-cell office:value-type="float" office:value="0.0170298" calcext:value-type="float">
            <text:p>0,0170298</text:p>
          </table:table-cell>
          <table:table-cell table:style-name="ce35" office:value-type="float" office:value="0.000838865" calcext:value-type="float">
            <text:p>0,00083886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22341" calcext:value-type="float">
            <text:p>0,0322341</text:p>
          </table:table-cell>
          <table:table-cell office:value-type="float" office:value="0.000741896" calcext:value-type="float">
            <text:p>7,42E-04</text:p>
          </table:table-cell>
          <table:table-cell office:value-type="float" office:value="0.0337657" calcext:value-type="float">
            <text:p>0,0337657</text:p>
          </table:table-cell>
          <table:table-cell table:style-name="ce35" office:value-type="float" office:value="0.000816181" calcext:value-type="float">
            <text:p>0,00081618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74284" calcext:value-type="float">
            <text:p>0,0174284</text:p>
          </table:table-cell>
          <table:table-cell office:value-type="float" office:value="0.00182632" calcext:value-type="float">
            <text:p>1,83E-03</text:p>
          </table:table-cell>
          <table:table-cell office:value-type="float" office:value="0.0176884" calcext:value-type="float">
            <text:p>0,0176884</text:p>
          </table:table-cell>
          <table:table-cell office:value-type="float" office:value="0.0017855" calcext:value-type="float">
            <text:p>1,79E-0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128003" calcext:value-type="float">
            <text:p>0,0128003</text:p>
          </table:table-cell>
          <table:table-cell table:style-name="ce35" office:value-type="float" office:value="0.00279435" calcext:value-type="float">
            <text:p>0,00279435</text:p>
          </table:table-cell>
          <table:table-cell office:value-type="float" office:value="0.0135144" calcext:value-type="float">
            <text:p>0,0135144</text:p>
          </table:table-cell>
          <table:table-cell office:value-type="float" office:value="0.00297368" calcext:value-type="float">
            <text:p>2,97E-03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08916" calcext:value-type="float">
            <text:p>0,008916</text:p>
          </table:table-cell>
          <table:table-cell table:style-name="ce35" office:value-type="float" office:value="0.00307237" calcext:value-type="float">
            <text:p>0,00307237</text:p>
          </table:table-cell>
          <table:table-cell office:value-type="float" office:value="0.0115462" calcext:value-type="float">
            <text:p>0,0115462</text:p>
          </table:table-cell>
          <table:table-cell table:style-name="ce35" office:value-type="float" office:value="0.00359386" calcext:value-type="float">
            <text:p>0,0035938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440725" calcext:value-type="float">
            <text:p>0,00440725</text:p>
          </table:table-cell>
          <table:table-cell office:value-type="float" office:value="0.000989729" calcext:value-type="float">
            <text:p>9,90E-04</text:p>
          </table:table-cell>
          <table:table-cell office:value-type="float" office:value="0.00685887" calcext:value-type="float">
            <text:p>0,00685887</text:p>
          </table:table-cell>
          <table:table-cell office:value-type="float" office:value="0.00119971" calcext:value-type="float">
            <text:p>1,20E-03</text:p>
          </table:table-cell>
          <table:table-cell table:number-columns-repeated="1017"/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0.00349208" calcext:value-type="float">
            <text:p>0,00349208</text:p>
          </table:table-cell>
          <table:table-cell table:style-name="ce43" office:value-type="float" office:value="0.000994509" calcext:value-type="float">
            <text:p>9,95E-04</text:p>
          </table:table-cell>
          <table:table-cell table:style-name="ce37" office:value-type="float" office:value="0.00602255" calcext:value-type="float">
            <text:p>0,00602255</text:p>
          </table:table-cell>
          <table:table-cell table:style-name="ce43" office:value-type="float" office:value="0.00161471" calcext:value-type="float">
            <text:p>1,61E-03</text:p>
          </table:table-cell>
          <table:table-cell table:number-columns-repeated="2"/>
          <table:table-cell table:style-name="ce48"/>
          <table:table-cell table:number-columns-repeated="1014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3" table:number-columns-repeated="3"/>
          <table:table-cell table:style-name="ce39"/>
          <table:table-cell table:style-name="ce33"/>
          <table:table-cell table:style-name="ce44" table:number-columns-repeated="2"/>
          <table:table-cell table:number-columns-repeated="1017"/>
        </table:table-row>
        <table:table-row table:style-name="ro1" table:number-rows-repeated="2">
          <table:table-cell table:style-name="ce36" table:number-columns-repeated="4"/>
          <table:table-cell table:style-name="ce42"/>
          <table:table-cell table:style-name="ce36"/>
          <table:table-cell table:style-name="ce42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34" office:value-type="string" calcext:value-type="string">
            <text:p>CONFIGURACIÓN</text:p>
          </table:table-cell>
          <table:table-cell table:style-name="ce34" office:value-type="string" calcext:value-type="string">
            <text:p>CAPAS OCULTAS</text:p>
          </table:table-cell>
          <table:table-cell table:style-name="ce34" office:value-type="string" calcext:value-type="string">
            <text:p>NEURONAS</text:p>
          </table:table-cell>
          <table:table-cell table:style-name="ce40" office:value-type="string" calcext:value-type="string">
            <text:p><text:span text:style-name="T1">MEDIA </text:span></text:p>
            <text:p><text:span text:style-name="T1">TRAIN</text:span></text:p>
          </table:table-cell>
          <table:table-cell table:style-name="ce34" office:value-type="string" calcext:value-type="string">
            <text:p>DESVIACIÓN</text:p>
            <text:p>TÍPICA TRAIN</text:p>
          </table:table-cell>
          <table:table-cell table:style-name="ce45" office:value-type="string" calcext:value-type="string">
            <text:p><text:span text:style-name="T1">MEDIA </text:span></text:p>
            <text:p><text:span text:style-name="T1">TEST</text:span></text:p>
          </table:table-cell>
          <table:table-cell table:style-name="ce45" office:value-type="string" calcext:value-type="string">
            <text:p><text:span text:style-name="T1">DESVIACIÓN</text:span></text:p>
            <text:p><text:span text:style-name="T1">TÍPICA TEST</text:span>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N : 100 : 100: k // F=1 // v=0,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.00367958" calcext:value-type="float">
            <text:p>0,00367958</text:p>
          </table:table-cell>
          <table:table-cell table:style-name="ce42" office:value-type="float" office:value="0.00123786" calcext:value-type="float">
            <text:p>1,24E-03</text:p>
          </table:table-cell>
          <table:table-cell table:style-name="ce36" office:value-type="float" office:value="0.0061998" calcext:value-type="float">
            <text:p>0,0061998</text:p>
          </table:table-cell>
          <table:table-cell table:style-name="ce42" office:value-type="float" office:value="0.00150273" calcext:value-type="float">
            <text:p>1,50E-03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N : 100 : 100: k // F=1 // v=0,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0.00367958" calcext:value-type="float">
            <text:p>0,00367958</text:p>
          </table:table-cell>
          <table:table-cell table:style-name="ce43" office:value-type="float" office:value="0.00123786" calcext:value-type="float">
            <text:p>1,24E-03</text:p>
          </table:table-cell>
          <table:table-cell table:style-name="ce37" office:value-type="float" office:value="0.0061998" calcext:value-type="float">
            <text:p>0,0061998</text:p>
          </table:table-cell>
          <table:table-cell table:style-name="ce43" office:value-type="float" office:value="0.00150273" calcext:value-type="float">
            <text:p>1,50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 : 100 : 100: k // F=1 // v=0,2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office:value-type="float" office:value="0.00367958" calcext:value-type="float">
            <text:p>0,00367958</text:p>
          </table:table-cell>
          <table:table-cell office:value-type="float" office:value="0.00123786" calcext:value-type="float">
            <text:p>1,24E-03</text:p>
          </table:table-cell>
          <table:table-cell office:value-type="float" office:value="0.0061998" calcext:value-type="float">
            <text:p>0,0061998</text:p>
          </table:table-cell>
          <table:table-cell office:value-type="float" office:value="0.00150273" calcext:value-type="float">
            <text:p>1,50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 : 100 : 100: k // F=2 // v=0,0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office:value-type="float" office:value="0.00745374" calcext:value-type="float">
            <text:p>0,00745374</text:p>
          </table:table-cell>
          <table:table-cell office:value-type="float" office:value="0.00120194" calcext:value-type="float">
            <text:p>1,20E-03</text:p>
          </table:table-cell>
          <table:table-cell office:value-type="float" office:value="0.00898193" calcext:value-type="float">
            <text:p>0,00898193</text:p>
          </table:table-cell>
          <table:table-cell office:value-type="float" office:value="0.00110387" calcext:value-type="float">
            <text:p>1,10E-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 : 100 : 100: k // F=2 // v=0,1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office:value-type="float" office:value="0.0296958" calcext:value-type="float">
            <text:p>0,0296958</text:p>
          </table:table-cell>
          <table:table-cell office:value-type="float" office:value="0.0000417138" calcext:value-type="float">
            <text:p>4,17E-05</text:p>
          </table:table-cell>
          <table:table-cell office:value-type="float" office:value="0.0270138" calcext:value-type="float">
            <text:p>0,0270138</text:p>
          </table:table-cell>
          <table:table-cell office:value-type="float" office:value="0.0000747349" calcext:value-type="float">
            <text:p>7,47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 : 100 : 100: k // F=2 // v=0,2</text:p>
          </table:table-cell>
          <table:table-cell office:value-type="float" office:value="2" calcext:value-type="float">
            <text:p>2</text:p>
          </table:table-cell>
          <table:table-cell table:style-name="ce36" office:value-type="float" office:value="100" calcext:value-type="float">
            <text:p>100</text:p>
          </table:table-cell>
          <table:table-cell office:value-type="float" office:value="0.0296958" calcext:value-type="float">
            <text:p>0,0296958</text:p>
          </table:table-cell>
          <table:table-cell office:value-type="float" office:value="0.0000417138" calcext:value-type="float">
            <text:p>4,17E-05</text:p>
          </table:table-cell>
          <table:table-cell office:value-type="float" office:value="0.0270138" calcext:value-type="float">
            <text:p>0,0270138</text:p>
          </table:table-cell>
          <table:table-cell office:value-type="float" office:value="0.0000747349" calcext:value-type="float">
            <text:p>7,47E-0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 style:data-style-name="N2" text:time-value="17:23:05.4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0:06:47.811000000</meta:creation-date>
    <dc:date>2018-10-12T12:12:17.752000000</dc:date>
    <meta:editing-duration>PT2H31M3S</meta:editing-duration>
    <meta:editing-cycles>7</meta:editing-cycles>
    <meta:generator>LibreOffice/6.0.6.2$Windows_X86_64 LibreOffice_project/0c292870b25a325b5ed35f6b45599d2ea4458e77</meta:generator>
    <meta:document-statistic meta:table-count="1" meta:cell-count="426" meta:object-count="0"/>
  </office:meta>
</office:document-meta>
</file>